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db00d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db00d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officeooo:paragraph-rsid="001db00d" style:font-size-asian="10pt" style:language-asian="uk" style:country-asian="UA" style:font-name-complex="Courier New1" style:font-size-complex="10pt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officeooo:rsid="001db00d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4" style:family="text">
      <style:text-properties fo:color="#000000" loext:opacity="100%" style:font-name="Courier New" fo:font-size="10pt" fo:language="en" fo:country="US" officeooo:rsid="001db00d" style:font-size-asian="10pt" style:language-asian="uk" style:country-asian="UA" style:font-name-complex="Courier New1" style:font-size-complex="10pt"/>
    </style:style>
    <style:style style:name="T5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fo:color="#000000" loext:opacity="100%" style:font-name="Courier New" fo:font-size="10pt" fo:font-style="italic" officeooo:rsid="0007034d" style:font-size-asian="10pt" style:language-asian="uk" style:country-asian="UA" style:font-style-asian="italic" style:font-name-complex="Courier New1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9</text:span><text:span text:style-name="T3">.</text:span><text:span text:style-name="T4">2</text:span></text:p>
      <text:p text:style-name="P1" loext:marker-style-name="T1"><text:span text:style-name="T1">«</text:span><text:span text:style-name="fontstyle01"><text:span text:style-name="T5">Директиви препроцесора </text:span></text:span><text:span text:style-name="T6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7">Лесів Божени Арсенівни</text:span><text:span text:style-name="T1">&gt;</text:span></text:p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system" style:font-pitch-complex="variable" style:font-size-complex="16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21:29:48.650498500</meta:creation-date>
    <dc:date>2025-12-08T21:30:40.950806600</dc:date>
    <meta:editing-duration>PT52S</meta:editing-duration>
    <meta:editing-cycles>1</meta:editing-cycles>
    <meta:document-statistic meta:table-count="0" meta:image-count="0" meta:object-count="0" meta:page-count="1" meta:paragraph-count="7" meta:word-count="21" meta:character-count="161" meta:non-whitespace-character-count="147"/>
    <meta:generator>LibreOffice/25.2.7.2$Windows_X86_64 LibreOffice_project/5cbfd1ab6520636bb5f7b99185aa69bd7456825d</meta:generator>
  </office:meta>
</office:document-meta>
</file>